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Henke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9">
            <text:p>79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109.971349014509">
            <text:p>109,97 €</text:p>
          </table:table-cell>
          <table:table-cell table:style-name="ce5" table:formula="of:=[.F2]-[.B3]/[.B4]" office:value-type="currency" office:currency="EUR" office:value="109.164897401605">
            <text:p>109,16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35">
            <text:p>0,35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89.5586795142937">
            <text:p>89,56 €</text:p>
          </table:table-cell>
          <table:table-cell table:formula="of:=[.F3]-[.B3]/[.B4]" office:value-type="currency" office:currency="EUR" office:value="88.7522279013905">
            <text:p>88,75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87.767657483353">
            <text:p>87,77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34">
            <text:p>0,434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64.2231579238915">
            <text:p>64,22 €</text:p>
          </table:table-cell>
          <table:table-cell table:style-name="ce14" table:formula="of:=[.F4]-[.B3]/[.B4]" office:value-type="currency" office:currency="EUR" office:value="63.4167063109882">
            <text:p>63,42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3.97">
            <text:p>3,97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985">
            <text:p>1,99 €</text:p>
          </table:table-cell>
          <table:table-cell table:style-name="ce7"/>
          <table:table-cell table:formula="of:=[.B8]/(1+[.D2])^(1/4)" office:value-type="currency" office:currency="EUR" office:value="1.95170676141421">
            <text:p>1,95 €</text:p>
          </table:table-cell>
          <table:table-cell table:formula="of:=[.B5]/2" office:value-type="currency" office:currency="EUR" office:value="1.985">
            <text:p>1,99 €</text:p>
          </table:table-cell>
          <table:table-cell table:style-name="ce8"/>
          <table:table-cell table:formula="of:=[.E8]/(1+[.D3])^(1/4)" office:value-type="currency" office:currency="EUR" office:value="1.94492597533233">
            <text:p>1,94 €</text:p>
          </table:table-cell>
          <table:table-cell table:formula="of:=[.B5]/2" office:value-type="currency" office:currency="EUR" office:value="1.985">
            <text:p>1,99 €</text:p>
          </table:table-cell>
          <table:table-cell table:style-name="ce9"/>
          <table:table-cell table:formula="of:=[.H8]/(1+[.D4])^(1/4)" office:value-type="currency" office:currency="EUR" office:value="1.93826136800748">
            <text:p>1,9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4.4067">
            <text:p>4,41 €</text:p>
          </table:table-cell>
          <table:table-cell office:value-type="percentage" office:value="0.11">
            <text:p>11,00%</text:p>
          </table:table-cell>
          <table:table-cell table:formula="of:=[.B9]/(1+[.$D$2])^[.A9]" office:value-type="currency" office:currency="EUR" office:value="4.11841121495327">
            <text:p>4,12 €</text:p>
          </table:table-cell>
          <table:table-cell table:formula="of:=[.B5]*(1+[.F9])" office:value-type="currency" office:currency="EUR" office:value="4.3273">
            <text:p>4,33 €</text:p>
          </table:table-cell>
          <table:table-cell office:value-type="percentage" office:value="0.09">
            <text:p>9,00%</text:p>
          </table:table-cell>
          <table:table-cell table:formula="of:=[.E9]/(1+[.$D$3])^[.A9]" office:value-type="currency" office:currency="EUR" office:value="3.98829493087558">
            <text:p>3,99 €</text:p>
          </table:table-cell>
          <table:table-cell table:formula="of:=[.B5]*(1+[.I9])" office:value-type="currency" office:currency="EUR" office:value="4.1288">
            <text:p>4,13 €</text:p>
          </table:table-cell>
          <table:table-cell office:value-type="percentage" office:value="0.04">
            <text:p>4,00%</text:p>
          </table:table-cell>
          <table:table-cell table:formula="of:=[.H9]/(1+[.$D$4])^[.A9]" office:value-type="currency" office:currency="EUR" office:value="3.75345454545455">
            <text:p>3,7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4.935504">
            <text:p>4,94 €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EUR" office:value="4.31086033714735">
            <text:p>4,31 €</text:p>
          </table:table-cell>
          <table:table-cell table:formula="of:=[.E9]*(1+[.F10])" office:value-type="currency" office:currency="EUR" office:value="4.7816665">
            <text:p>4,78 €</text:p>
          </table:table-cell>
          <table:table-cell office:value-type="percentage" office:value="0.105">
            <text:p>10,50%</text:p>
          </table:table-cell>
          <table:table-cell table:formula="of:=[.E10]/(1+[.$D$3])^[.A10]" office:value-type="currency" office:currency="EUR" office:value="4.06181188812674">
            <text:p>4,06 €</text:p>
          </table:table-cell>
          <table:table-cell table:formula="of:=[.H9]*(1+[.I10])" office:value-type="currency" office:currency="EUR" office:value="4.33524">
            <text:p>4,34 €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EUR" office:value="3.58284297520661">
            <text:p>3,58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5.28098928">
            <text:p>5,28 €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EUR" office:value="4.31086033714735">
            <text:p>4,31 €</text:p>
          </table:table-cell>
          <table:table-cell table:formula="of:=[.E10]*(1+[.F11])" office:value-type="currency" office:currency="EUR" office:value="5.020749825">
            <text:p>5,02 €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EUR" office:value="3.93078569818717">
            <text:p>3,93 €</text:p>
          </table:table-cell>
          <table:table-cell table:formula="of:=[.H10]*(1+[.I11])" office:value-type="currency" office:currency="EUR" office:value="4.4219448">
            <text:p>4,42 €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EUR" office:value="3.32227257700977">
            <text:p>3,32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5.4922288512">
            <text:p>5,49 €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EUR" office:value="4.18999509404976">
            <text:p>4,19 €</text:p>
          </table:table-cell>
          <table:table-cell table:formula="of:=[.E11]*(1+[.F12])" office:value-type="currency" office:currency="EUR" office:value="5.221579818">
            <text:p>5,22 €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EUR" office:value="3.76775771992134">
            <text:p>3,77 €</text:p>
          </table:table-cell>
          <table:table-cell table:formula="of:=[.H11]*(1+[.I12])" office:value-type="currency" office:currency="EUR" office:value="4.466164248">
            <text:p>4,47 €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EUR" office:value="3.05045027525442">
            <text:p>3,05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5.711918005248">
            <text:p>5,71 €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EUR" office:value="4.07251859608575">
            <text:p>4,07 €</text:p>
          </table:table-cell>
          <table:table-cell table:formula="of:=[.E12]*(1+[.F13])" office:value-type="currency" office:currency="EUR" office:value="5.37822721254">
            <text:p>5,38 €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EUR" office:value="3.57676539310505">
            <text:p>3,58 €</text:p>
          </table:table-cell>
          <table:table-cell table:formula="of:=[.H12]*(1+[.I13])" office:value-type="currency" office:currency="EUR" office:value="4.51082589048">
            <text:p>4,51 €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EUR" office:value="2.80086798000633">
            <text:p>2,80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5.94039472545792">
            <text:p>5,94 €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EUR" office:value="3.95833583170951">
            <text:p>3,96 €</text:p>
          </table:table-cell>
          <table:table-cell table:formula="of:=[.E13]*(1+[.F14])" office:value-type="currency" office:currency="EUR" office:value="5.5395740289162">
            <text:p>5,54 €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EUR" office:value="3.3954547049753">
            <text:p>3,40 €</text:p>
          </table:table-cell>
          <table:table-cell table:formula="of:=[.H13]*(1+[.I14])" office:value-type="currency" office:currency="EUR" office:value="4.5559341493848">
            <text:p>4,56 €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EUR" office:value="2.57170605436945">
            <text:p>2,57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6.17801051447624">
            <text:p>6,18 €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EUR" office:value="3.84735445325037">
            <text:p>3,85 €</text:p>
          </table:table-cell>
          <table:table-cell table:formula="of:=[.E14]*(1+[.F15])" office:value-type="currency" office:currency="EUR" office:value="5.70576124978369">
            <text:p>5,71 €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EUR" office:value="3.22333488122079">
            <text:p>3,22 €</text:p>
          </table:table-cell>
          <table:table-cell table:formula="of:=[.H14]*(1+[.I15])" office:value-type="currency" office:currency="EUR" office:value="4.60149349087865">
            <text:p>4,60 €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EUR" office:value="2.36129374083013">
            <text:p>2,36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6.42513093505529">
            <text:p>6,43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3.73948470222465">
            <text:p>3,74 €</text:p>
          </table:table-cell>
          <table:table-cell table:formula="of:=[.E15]*(1+[.F16])" office:value-type="currency" office:currency="EUR" office:value="5.8769340872772">
            <text:p>5,88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3.05994002549071">
            <text:p>3,06 €</text:p>
          </table:table-cell>
          <table:table-cell table:formula="of:=[.H15]*(1+[.I16])" office:value-type="currency" office:currency="EUR" office:value="4.64750842578744">
            <text:p>4,65 €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EUR" office:value="2.16809698021676">
            <text:p>2,17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6.6821361724575">
            <text:p>6,68 €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EUR" office:value="3.63463933674172">
            <text:p>3,63 €</text:p>
          </table:table-cell>
          <table:table-cell table:formula="of:=[.E16]*(1+[.F17])" office:value-type="currency" office:currency="EUR" office:value="6.05324210989551">
            <text:p>6,05 €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EUR" office:value="2.90482785829993">
            <text:p>2,90 €</text:p>
          </table:table-cell>
          <table:table-cell table:formula="of:=[.H16]*(1+[.I17])" office:value-type="currency" office:currency="EUR" office:value="4.69398351004531">
            <text:p>4,69 €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EUR" office:value="1.99070722728993">
            <text:p>1,99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6.9494216193558">
            <text:p>6,95 €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EUR" office:value="3.53273356094522">
            <text:p>3,53 €</text:p>
          </table:table-cell>
          <table:table-cell table:formula="of:=[.E17]*(1+[.F18])" office:value-type="currency" office:currency="EUR" office:value="6.23483937319238">
            <text:p>6,23 €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EUR" office:value="2.75757851986077">
            <text:p>2,76 €</text:p>
          </table:table-cell>
          <table:table-cell table:formula="of:=[.H17]*(1+[.I18])" office:value-type="currency" office:currency="EUR" office:value="4.74092334514576">
            <text:p>4,74 €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EUR" office:value="1.82783118142075">
            <text:p>1,83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41.6669002256692">
            <text:p>41,67 €</text:p>
          </table:table-cell>
          <table:table-cell/>
          <table:table-cell table:style-name="ce8"/>
          <table:table-cell table:formula="of:=SUM([.G8:.G18])" office:value-type="currency" office:currency="EUR" office:value="36.6114775953957">
            <text:p>36,61 €</text:p>
          </table:table-cell>
          <table:table-cell/>
          <table:table-cell table:style-name="ce9"/>
          <table:table-cell table:formula="of:=SUM([.J8:.J18])" office:value-type="currency" office:currency="EUR" office:value="29.3677849050662">
            <text:p>29,37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38.988432387116">
            <text:p>138,99 €</text:p>
          </table:table-cell>
          <table:table-cell table:style-name="ce7"/>
          <table:table-cell table:formula="of:=[.B20]/(1+[.D2])^([.A18]+1/2)" office:value-type="currency" office:currency="EUR" office:value="68.3044487888394">
            <text:p>68,30 €</text:p>
          </table:table-cell>
          <table:table-cell table:formula="of:=[.E18]*[.D5]" office:value-type="currency" office:currency="EUR" office:value="124.696787463848">
            <text:p>124,70 €</text:p>
          </table:table-cell>
          <table:table-cell table:style-name="ce8"/>
          <table:table-cell table:formula="of:=[.E20]/(1+[.D3])^([.A18]+1/2)" office:value-type="currency" office:currency="EUR" office:value="52.947201918898">
            <text:p>52,95 €</text:p>
          </table:table-cell>
          <table:table-cell table:formula="of:=[.H18]*[.D5]" office:value-type="currency" office:currency="EUR" office:value="94.8184669029152">
            <text:p>94,82 €</text:p>
          </table:table-cell>
          <table:table-cell table:style-name="ce9"/>
          <table:table-cell table:formula="of:=[.H20]/(1+[.D4])^([.A18]+1/2)" office:value-type="currency" office:currency="EUR" office:value="34.8553730188253">
            <text:p>34,8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2">12.01.2022</text:date>, <text:time>17:32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12T17:32:31.56</dc:date>
    <dc:creator>aaa </dc:creator>
    <meta:editing-duration>P2DT21H52M41S</meta:editing-duration>
    <meta:editing-cycles>48</meta:editing-cycles>
    <meta:generator>OpenOffice/4.1.5$Win32 OpenOffice.org_project/415m1$Build-9789</meta:generator>
    <meta:document-statistic meta:table-count="5" meta:cell-count="687" meta:object-count="0"/>
  </office:meta>
</office:document-meta>
</file>